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91.74mm"/>
    </style:style>
    <style:style style:name="co3" style:family="table-column">
      <style:table-column-properties fo:break-before="auto" style:column-width="18.7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46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1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List2">
      <style:table-properties table:display="true" style:writing-mode="lr-tb"/>
    </style:style>
    <style:style style:name="ta2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8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9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ální_20_3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Normální_20_3" style:data-style-name="N11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Normální_20_3" style:data-style-name="N11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Hálkova 980, Humpolec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Začátek expozice: 5.6. 12:00</text:p>
          </table:table-cell>
          <table:table-cell table:style-name="ce1" table:number-columns-repeated="7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konec expozice: 20.6.2019</text:p>
          </table:table-cell>
          <table:table-cell table:style-name="ce6" table:number-columns-repeated="3"/>
          <table:table-cell table:style-name="ce16"/>
          <table:table-cell table:style-name="ce6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2" office:value-type="string" calcext:value-type="string">
            <text:p>Název místnosti</text:p>
          </table:table-cell>
          <table:table-cell table:style-name="ce7" office:value-type="string" calcext:value-type="string">
            <text:p>Podlaží</text:p>
          </table:table-cell>
          <table:table-cell table:style-name="ce7" office:value-type="string" calcext:value-type="string">
            <text:p>Číslo ST</text:p>
          </table:table-cell>
          <table:table-cell table:style-name="ce7" office:value-type="string" calcext:value-type="string">
            <text:p>Číslo Labsys</text:p>
          </table:table-cell>
          <table:table-cell table:style-name="ce17" office:value-type="string" calcext:value-type="string">
            <text:p>Typ vyvíječe</text:p>
          </table:table-cell>
          <table:table-cell table:style-name="ce18" office:value-type="string" calcext:value-type="string">
            <text:p>Amount [ng/tube]</text:p>
          </table:table-cell>
          <table:table-cell table:style-name="ce23" office:value-type="string" calcext:value-type="string">
            <text:p>nejistota [ng/tube]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1"/>
          <table:table-cell table:style-name="ce3" office:value-type="string" calcext:value-type="string">
            <text:p>Obývací pokoj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87737" calcext:value-type="float">
            <text:p>287737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9" office:value-type="float" office:value="391.62784" calcext:value-type="float">
            <text:p>391,6</text:p>
          </table:table-cell>
          <table:table-cell table:style-name="ce24" office:value-type="float" office:value="39.162784" calcext:value-type="float">
            <text:p>39,2</text:p>
          </table:table-cell>
          <table:table-cell table:style-name="ce1" table:formula="of:=AVERAGE([.G5];[.G10])" office:value-type="float" office:value="345.682395" calcext:value-type="float">
            <text:p>345,682395</text:p>
          </table:table-cell>
          <table:table-cell table:formula="of:=0.5*SQRT([.H5]^2+[.H10]^2)" office:value-type="float" office:value="24.6583963518701" calcext:value-type="float">
            <text:p>24,6583963518701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7" calcext:value-type="float">
            <text:p>287737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479.86398" calcext:value-type="float">
            <text:p>479,9</text:p>
          </table:table-cell>
          <table:table-cell table:style-name="ce25" office:value-type="float" office:value="38.3891184" calcext:value-type="float">
            <text:p>38,4</text:p>
          </table:table-cell>
          <table:table-cell table:style-name="ce1" table:formula="of:=AVERAGE([.G6];[.G11])" office:value-type="float" office:value="406.072735" calcext:value-type="float">
            <text:p>406,072735</text:p>
          </table:table-cell>
          <table:table-cell table:formula="of:=0.5*SQRT([.H6]^2+[.H11]^2)" office:value-type="float" office:value="23.3471343988271" calcext:value-type="float">
            <text:p>23,3471343988271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7" calcext:value-type="float">
            <text:p>287737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284.55439" calcext:value-type="float">
            <text:p>284,6</text:p>
          </table:table-cell>
          <table:table-cell table:style-name="ce25" office:value-type="float" office:value="42.6831585" calcext:value-type="float">
            <text:p>42,7</text:p>
          </table:table-cell>
          <table:table-cell table:style-name="ce1" table:formula="of:=AVERAGE([.G7];[.G12])" office:value-type="float" office:value="251.165235" calcext:value-type="float">
            <text:p>251,165235</text:p>
          </table:table-cell>
          <table:table-cell table:formula="of:=0.5*SQRT([.H7]^2+[.H12]^2)" office:value-type="float" office:value="26.8744604247688" calcext:value-type="float">
            <text:p>26,8744604247688</text:p>
          </table:table-cell>
          <table:table-cell table:number-columns-repeated="1014"/>
        </table:table-row>
        <table:table-row table:style-name="ro5">
          <table:table-cell table:style-name="ce1"/>
          <table:table-cell table:style-name="ce4"/>
          <table:table-cell table:style-name="ce9"/>
          <table:table-cell table:style-name="ce12" office:value-type="float" office:value="287737" calcext:value-type="float">
            <text:p>287737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84.46189" calcext:value-type="float">
            <text:p>184,5</text:p>
          </table:table-cell>
          <table:table-cell table:style-name="ce25" office:value-type="float" office:value="18.446189" calcext:value-type="float">
            <text:p>18,4</text:p>
          </table:table-cell>
          <table:table-cell table:style-name="ce1" table:formula="of:=AVERAGE([.G8];[.G13])" office:value-type="float" office:value="152.1117" calcext:value-type="float">
            <text:p>152,1117</text:p>
          </table:table-cell>
          <table:table-cell table:formula="of:=0.5*SQRT([.H8]^2+[.H13]^2)" office:value-type="float" office:value="10.996477633753" calcext:value-type="float">
            <text:p>10,996477633753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3" office:value-type="float" office:value="287737" calcext:value-type="float">
            <text:p>287737</text:p>
          </table:table-cell>
          <table:table-cell table:style-name="ce15"/>
          <table:table-cell table:style-name="ce15" office:value-type="string" calcext:value-type="string">
            <text:p>PCE</text:p>
          </table:table-cell>
          <table:table-cell table:style-name="ce21" office:value-type="float" office:value="140.2985" calcext:value-type="float">
            <text:p>140,3</text:p>
          </table:table-cell>
          <table:table-cell table:style-name="ce26" office:value-type="float" office:value="21.044775" calcext:value-type="float">
            <text:p>21,0</text:p>
          </table:table-cell>
          <table:table-cell table:style-name="ce1" table:formula="of:=AVERAGE([.G9];[.G14])" office:value-type="float" office:value="140.2985" calcext:value-type="float">
            <text:p>140,2985</text:p>
          </table:table-cell>
          <table:table-cell table:formula="of:=SQRT([.H9]^2+[.H14]^2)" office:value-type="float" office:value="21.044775" calcext:value-type="float">
            <text:p>21,04477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20" office:value-type="float" office:value="299.73695" calcext:value-type="float">
            <text:p>299,7</text:p>
          </table:table-cell>
          <table:table-cell table:style-name="ce25" office:value-type="float" office:value="29.973695" calcext:value-type="float">
            <text:p>30,0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332.28149" calcext:value-type="float">
            <text:p>332,3</text:p>
          </table:table-cell>
          <table:table-cell table:style-name="ce25" office:value-type="float" office:value="26.5825192" calcext:value-type="float">
            <text:p>26,6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217.77608" calcext:value-type="float">
            <text:p>217,8</text:p>
          </table:table-cell>
          <table:table-cell table:style-name="ce25" office:value-type="float" office:value="32.666412" calcext:value-type="float">
            <text:p>32,7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19.76151" calcext:value-type="float">
            <text:p>119,8</text:p>
          </table:table-cell>
          <table:table-cell table:style-name="ce25" office:value-type="float" office:value="11.976151" calcext:value-type="float">
            <text:p>12,0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4"/>
          <table:table-cell table:style-name="ce9"/>
          <table:table-cell table:style-name="ce12" office:value-type="float" office:value="287736" calcext:value-type="float">
            <text:p>287736</text:p>
          </table:table-cell>
          <table:table-cell table:style-name="ce9"/>
          <table:table-cell table:style-name="ce9" office:value-type="string" calcext:value-type="string">
            <text:p>PCE</text:p>
          </table:table-cell>
          <table:table-cell table:style-name="ce20" office:value-type="string" calcext:value-type="string">
            <text:p>&gt;</text:p>
          </table:table-cell>
          <table:table-cell table:style-name="ce25"/>
          <table:table-cell table:style-name="ce1" table:number-columns-repeated="1016"/>
        </table:table-row>
        <table:table-row table:style-name="ro4">
          <table:table-cell table:style-name="ce1"/>
          <table:table-cell table:style-name="ce3" office:value-type="string" calcext:value-type="string">
            <text:p>Ložnice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87735" calcext:value-type="float">
            <text:p>287735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9" office:value-type="float" office:value="628.7117" calcext:value-type="float">
            <text:p>628,7</text:p>
          </table:table-cell>
          <table:table-cell table:style-name="ce24" office:value-type="float" office:value="62.87117" calcext:value-type="float">
            <text:p>62,9</text:p>
          </table:table-cell>
          <table:table-cell table:style-name="ce1" table:formula="of:=AVERAGE([.G15];[.G20])" office:value-type="float" office:value="697.907175" calcext:value-type="float">
            <text:p>697,907175</text:p>
          </table:table-cell>
          <table:table-cell table:formula="of:=0.5*SQRT([.H15]^2+[.H20]^2)" office:value-type="float" office:value="49.5914528259133" calcext:value-type="float">
            <text:p>49,5914528259133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5" calcext:value-type="float">
            <text:p>287735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344.16734" calcext:value-type="float">
            <text:p>344,2</text:p>
          </table:table-cell>
          <table:table-cell table:style-name="ce25" office:value-type="float" office:value="27.5333872" calcext:value-type="float">
            <text:p>27,5</text:p>
          </table:table-cell>
          <table:table-cell table:style-name="ce1" table:formula="of:=AVERAGE([.G16];[.G21])" office:value-type="float" office:value="285.702165" calcext:value-type="float">
            <text:p>285,702165</text:p>
          </table:table-cell>
          <table:table-cell table:formula="of:=0.5*SQRT([.H16]^2+[.H21]^2)" office:value-type="float" office:value="16.4966812442714" calcext:value-type="float">
            <text:p>16,4966812442714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5" calcext:value-type="float">
            <text:p>287735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241.80552" calcext:value-type="float">
            <text:p>241,8</text:p>
          </table:table-cell>
          <table:table-cell table:style-name="ce25" office:value-type="float" office:value="36.270828" calcext:value-type="float">
            <text:p>36,3</text:p>
          </table:table-cell>
          <table:table-cell table:style-name="ce1" table:formula="of:=AVERAGE([.G17];[.G22])" office:value-type="float" office:value="215.240555" calcext:value-type="float">
            <text:p>215,240555</text:p>
          </table:table-cell>
          <table:table-cell table:formula="of:=0.5*SQRT([.H17]^2+[.H22]^2)" office:value-type="float" office:value="23.0029276652841" calcext:value-type="float">
            <text:p>23,002927665284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5" calcext:value-type="float">
            <text:p>287735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50.19991" calcext:value-type="float">
            <text:p>150,2</text:p>
          </table:table-cell>
          <table:table-cell table:style-name="ce25" office:value-type="float" office:value="15.019991" calcext:value-type="float">
            <text:p>15,0</text:p>
          </table:table-cell>
          <table:table-cell table:style-name="ce1" table:formula="of:=AVERAGE([.G18];[.G23])" office:value-type="float" office:value="124.391415" calcext:value-type="float">
            <text:p>124,391415</text:p>
          </table:table-cell>
          <table:table-cell table:formula="of:=0.5*SQRT([.H18]^2+[.H23]^2)" office:value-type="float" office:value="8.9831237717921" calcext:value-type="float">
            <text:p>8,983123771792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3" office:value-type="float" office:value="287735" calcext:value-type="float">
            <text:p>287735</text:p>
          </table:table-cell>
          <table:table-cell table:style-name="ce15"/>
          <table:table-cell table:style-name="ce15" office:value-type="string" calcext:value-type="string">
            <text:p>PCE</text:p>
          </table:table-cell>
          <table:table-cell table:style-name="ce21" office:value-type="float" office:value="277.35975" calcext:value-type="float">
            <text:p>277,4</text:p>
          </table:table-cell>
          <table:table-cell table:style-name="ce26" office:value-type="float" office:value="41.6039625" calcext:value-type="float">
            <text:p>41,6</text:p>
          </table:table-cell>
          <table:table-cell table:style-name="ce1" table:formula="of:=AVERAGE([.G19];[.G24])" office:value-type="float" office:value="277.35975" calcext:value-type="float">
            <text:p>277,35975</text:p>
          </table:table-cell>
          <table:table-cell table:formula="of:=SQRT([.H19]^2+[.H24]^2)" office:value-type="float" office:value="41.6039625" calcext:value-type="float">
            <text:p>41,6039625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20" office:value-type="float" office:value="767.10265" calcext:value-type="float">
            <text:p>767,1</text:p>
          </table:table-cell>
          <table:table-cell table:style-name="ce25" office:value-type="float" office:value="76.710265" calcext:value-type="float">
            <text:p>76,7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227.23699" calcext:value-type="float">
            <text:p>227,2</text:p>
          </table:table-cell>
          <table:table-cell table:style-name="ce25" office:value-type="float" office:value="18.1789592" calcext:value-type="float">
            <text:p>18,2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188.67559" calcext:value-type="float">
            <text:p>188,7</text:p>
          </table:table-cell>
          <table:table-cell table:style-name="ce25" office:value-type="float" office:value="28.3013385" calcext:value-type="float">
            <text:p>28,3</text:p>
          </table:table-cell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98.58292" calcext:value-type="float">
            <text:p>98,6</text:p>
          </table:table-cell>
          <table:table-cell table:style-name="ce25" office:value-type="float" office:value="9.858292" calcext:value-type="float">
            <text:p>9,9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/>
          <table:table-cell table:style-name="ce4"/>
          <table:table-cell table:style-name="ce9"/>
          <table:table-cell table:style-name="ce12" office:value-type="float" office:value="287733" calcext:value-type="float">
            <text:p>287733</text:p>
          </table:table-cell>
          <table:table-cell table:style-name="ce9"/>
          <table:table-cell table:style-name="ce9" office:value-type="string" calcext:value-type="string">
            <text:p>PCE</text:p>
          </table:table-cell>
          <table:table-cell table:style-name="ce20" office:value-type="string" calcext:value-type="string">
            <text:p>&gt;</text:p>
          </table:table-cell>
          <table:table-cell table:style-name="ce25"/>
          <table:table-cell table:style-name="ce1" table:number-columns-repeated="2"/>
          <table:table-cell table:number-columns-repeated="1014"/>
        </table:table-row>
        <table:table-row table:style-name="ro4">
          <table:table-cell table:style-name="ce1"/>
          <table:table-cell table:style-name="ce3" office:value-type="string" calcext:value-type="string">
            <text:p>Koupelna, WC, špajz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87734" calcext:value-type="float">
            <text:p>287734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9" office:value-type="float" office:value="126.24099" calcext:value-type="float">
            <text:p>126,2</text:p>
          </table:table-cell>
          <table:table-cell table:style-name="ce24" office:value-type="float" office:value="12.624099" calcext:value-type="float">
            <text:p>12,6</text:p>
          </table:table-cell>
          <table:table-cell table:style-name="ce1" table:formula="of:=AVERAGE([.G25];[.G30])" office:value-type="float" office:value="172.4132" calcext:value-type="float">
            <text:p>172,4132</text:p>
          </table:table-cell>
          <table:table-cell table:formula="of:=0.5*SQRT([.H25]^2+[.H30]^2)" office:value-type="float" office:value="12.6210507705429" calcext:value-type="float">
            <text:p>12,6210507705429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4" calcext:value-type="float">
            <text:p>287734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118.3835" calcext:value-type="float">
            <text:p>118,4</text:p>
          </table:table-cell>
          <table:table-cell table:style-name="ce25" office:value-type="float" office:value="9.47068" calcext:value-type="float">
            <text:p>9,5</text:p>
          </table:table-cell>
          <table:table-cell table:style-name="ce1" table:formula="of:=AVERAGE([.G26];[.G31])" office:value-type="float" office:value="154.08889" calcext:value-type="float">
            <text:p>154,08889</text:p>
          </table:table-cell>
          <table:table-cell table:formula="of:=0.5*SQRT([.H26]^2+[.H31]^2)" office:value-type="float" office:value="8.94753792217442" calcext:value-type="float">
            <text:p>8,94753792217442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4" calcext:value-type="float">
            <text:p>287734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113.1396" calcext:value-type="float">
            <text:p>113,1</text:p>
          </table:table-cell>
          <table:table-cell table:style-name="ce25" office:value-type="float" office:value="16.97094" calcext:value-type="float">
            <text:p>17,0</text:p>
          </table:table-cell>
          <table:table-cell table:style-name="ce1" table:formula="of:=AVERAGE([.G27];[.G32])" office:value-type="float" office:value="144.55773" calcext:value-type="float">
            <text:p>144,55773</text:p>
          </table:table-cell>
          <table:table-cell table:formula="of:=0.5*SQRT([.H27]^2+[.H32]^2)" office:value-type="float" office:value="15.690615258772" calcext:value-type="float">
            <text:p>15,690615258772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4" calcext:value-type="float">
            <text:p>287734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258.03988" calcext:value-type="float">
            <text:p>258,0</text:p>
          </table:table-cell>
          <table:table-cell table:style-name="ce25" office:value-type="float" office:value="25.803988" calcext:value-type="float">
            <text:p>25,8</text:p>
          </table:table-cell>
          <table:table-cell table:style-name="ce1" table:formula="of:=AVERAGE([.G28];[.G33])" office:value-type="float" office:value="182.81854" calcext:value-type="float">
            <text:p>182,81854</text:p>
          </table:table-cell>
          <table:table-cell table:formula="of:=0.5*SQRT([.H28]^2+[.H33]^2)" office:value-type="float" office:value="13.9787103409305" calcext:value-type="float">
            <text:p>13,9787103409305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3" office:value-type="float" office:value="287734" calcext:value-type="float">
            <text:p>287734</text:p>
          </table:table-cell>
          <table:table-cell table:style-name="ce15"/>
          <table:table-cell table:style-name="ce15" office:value-type="string" calcext:value-type="string">
            <text:p>PCE</text:p>
          </table:table-cell>
          <table:table-cell table:style-name="ce21" office:value-type="float" office:value="61.65569" calcext:value-type="float">
            <text:p>61,7</text:p>
          </table:table-cell>
          <table:table-cell table:style-name="ce26" office:value-type="float" office:value="9.2483535" calcext:value-type="float">
            <text:p>9,2</text:p>
          </table:table-cell>
          <table:table-cell table:style-name="ce1" table:formula="of:=AVERAGE([.G29];[.G34])" office:value-type="float" office:value="97.328855" calcext:value-type="float">
            <text:p>97,328855</text:p>
          </table:table-cell>
          <table:table-cell table:formula="of:=0.5*SQRT([.H29]^2+[.H34]^2)" office:value-type="float" office:value="10.9948468867553" calcext:value-type="float">
            <text:p>10,9948468867553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20" office:value-type="float" office:value="218.58541" calcext:value-type="float">
            <text:p>218,6</text:p>
          </table:table-cell>
          <table:table-cell table:style-name="ce25" office:value-type="float" office:value="21.858541" calcext:value-type="float">
            <text:p>21,9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189.79428" calcext:value-type="float">
            <text:p>189,8</text:p>
          </table:table-cell>
          <table:table-cell table:style-name="ce25" office:value-type="float" office:value="15.1835424" calcext:value-type="float">
            <text:p>15,2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175.97586" calcext:value-type="float">
            <text:p>176,0</text:p>
          </table:table-cell>
          <table:table-cell table:style-name="ce25" office:value-type="float" office:value="26.396379" calcext:value-type="float">
            <text:p>26,4</text:p>
          </table:table-cell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07.5972" calcext:value-type="float">
            <text:p>107,6</text:p>
          </table:table-cell>
          <table:table-cell table:style-name="ce25" office:value-type="float" office:value="10.75972" calcext:value-type="float">
            <text:p>10,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/>
          <table:table-cell table:style-name="ce5"/>
          <table:table-cell table:style-name="ce9"/>
          <table:table-cell table:style-name="ce12" office:value-type="float" office:value="287740" calcext:value-type="float">
            <text:p>287740</text:p>
          </table:table-cell>
          <table:table-cell table:style-name="ce9"/>
          <table:table-cell table:style-name="ce9" office:value-type="string" calcext:value-type="string">
            <text:p>PCE</text:p>
          </table:table-cell>
          <table:table-cell table:style-name="ce20" office:value-type="float" office:value="133.00202" calcext:value-type="float">
            <text:p>133,0</text:p>
          </table:table-cell>
          <table:table-cell table:style-name="ce25" office:value-type="float" office:value="19.950303" calcext:value-type="float">
            <text:p>20,0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1"/>
          <table:table-cell table:style-name="ce3" office:value-type="string" calcext:value-type="string">
            <text:p>Kuchyň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87738" calcext:value-type="float">
            <text:p>287738</text:p>
          </table:table-cell>
          <table:table-cell table:style-name="ce8"/>
          <table:table-cell table:style-name="ce8" office:value-type="string" calcext:value-type="string">
            <text:p>MCH</text:p>
          </table:table-cell>
          <table:table-cell table:style-name="ce19" office:value-type="float" office:value="316.21769" calcext:value-type="float">
            <text:p>316,2</text:p>
          </table:table-cell>
          <table:table-cell table:style-name="ce24" office:value-type="float" office:value="31.621769" calcext:value-type="float">
            <text:p>31,6</text:p>
          </table:table-cell>
          <table:table-cell table:style-name="ce1" table:formula="of:=AVERAGE([.G35];[.G40])" office:value-type="float" office:value="358.648045" calcext:value-type="float">
            <text:p>358,648045</text:p>
          </table:table-cell>
          <table:table-cell table:formula="of:=0.5*SQRT([.H35]^2+[.H40]^2)" office:value-type="float" office:value="25.5371058665374" calcext:value-type="float">
            <text:p>25,5371058665374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8" calcext:value-type="float">
            <text:p>287738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264.69768" calcext:value-type="float">
            <text:p>264,7</text:p>
          </table:table-cell>
          <table:table-cell table:style-name="ce25" office:value-type="float" office:value="21.1758144" calcext:value-type="float">
            <text:p>21,2</text:p>
          </table:table-cell>
          <table:table-cell table:style-name="ce1" table:formula="of:=AVERAGE([.G36];[.G41])" office:value-type="float" office:value="336.225085" calcext:value-type="float">
            <text:p>336,225085</text:p>
          </table:table-cell>
          <table:table-cell table:formula="of:=0.5*SQRT([.H36]^2+[.H41]^2)" office:value-type="float" office:value="19.445388343711" calcext:value-type="float">
            <text:p>19,445388343711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8" calcext:value-type="float">
            <text:p>287738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363.53246" calcext:value-type="float">
            <text:p>363,5</text:p>
          </table:table-cell>
          <table:table-cell table:style-name="ce25" office:value-type="float" office:value="54.529869" calcext:value-type="float">
            <text:p>54,5</text:p>
          </table:table-cell>
          <table:table-cell table:style-name="ce1" table:formula="of:=AVERAGE([.G37];[.G42])" office:value-type="float" office:value="402.643445" calcext:value-type="float">
            <text:p>402,643445</text:p>
          </table:table-cell>
          <table:table-cell table:formula="of:=0.5*SQRT([.H37]^2+[.H42]^2)" office:value-type="float" office:value="42.9077894522406" calcext:value-type="float">
            <text:p>42,9077894522406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2" office:value-type="float" office:value="287738" calcext:value-type="float">
            <text:p>287738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132.48627" calcext:value-type="float">
            <text:p>132,5</text:p>
          </table:table-cell>
          <table:table-cell table:style-name="ce25" office:value-type="float" office:value="13.248627" calcext:value-type="float">
            <text:p>13,2</text:p>
          </table:table-cell>
          <table:table-cell table:style-name="ce1" table:formula="of:=AVERAGE([.G38];[.G43])" office:value-type="float" office:value="166.969505" calcext:value-type="float">
            <text:p>166,969505</text:p>
          </table:table-cell>
          <table:table-cell table:formula="of:=0.5*SQRT([.H38]^2+[.H43]^2)" office:value-type="float" office:value="12.0556851933041" calcext:value-type="float">
            <text:p>12,055685193304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9"/>
          <table:table-cell table:style-name="ce13" office:value-type="float" office:value="287738" calcext:value-type="float">
            <text:p>287738</text:p>
          </table:table-cell>
          <table:table-cell table:style-name="ce15"/>
          <table:table-cell table:style-name="ce15" office:value-type="string" calcext:value-type="string">
            <text:p>PCE</text:p>
          </table:table-cell>
          <table:table-cell table:style-name="ce21" office:value-type="string" calcext:value-type="string">
            <text:p>&gt;</text:p>
          </table:table-cell>
          <table:table-cell table:style-name="ce26"/>
          <table:table-cell table:style-name="ce1" table:formula="of:=AVERAGE([.G39];[.G44])" office:value-type="float" office:value="146.60916" calcext:value-type="float">
            <text:p>146,60916</text:p>
          </table:table-cell>
          <table:table-cell table:formula="of:=SQRT([.H39]^2+[.H44]^2)" office:value-type="float" office:value="21.991374" calcext:value-type="float">
            <text:p>21,991374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9" calcext:value-type="float">
            <text:p>287739</text:p>
          </table:table-cell>
          <table:table-cell table:style-name="ce9"/>
          <table:table-cell table:style-name="ce9" office:value-type="string" calcext:value-type="string">
            <text:p>MCH</text:p>
          </table:table-cell>
          <table:table-cell table:style-name="ce20" office:value-type="float" office:value="401.0784" calcext:value-type="float">
            <text:p>401,1</text:p>
          </table:table-cell>
          <table:table-cell table:style-name="ce25" office:value-type="float" office:value="40.10784" calcext:value-type="float">
            <text:p>40,1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9" calcext:value-type="float">
            <text:p>287739</text:p>
          </table:table-cell>
          <table:table-cell table:style-name="ce9"/>
          <table:table-cell table:style-name="ce9" office:value-type="string" calcext:value-type="string">
            <text:p>MDC</text:p>
          </table:table-cell>
          <table:table-cell table:style-name="ce20" office:value-type="float" office:value="407.75249" calcext:value-type="float">
            <text:p>407,8</text:p>
          </table:table-cell>
          <table:table-cell table:style-name="ce25" office:value-type="float" office:value="32.6201992" calcext:value-type="float">
            <text:p>32,6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9" calcext:value-type="float">
            <text:p>287739</text:p>
          </table:table-cell>
          <table:table-cell table:style-name="ce9"/>
          <table:table-cell table:style-name="ce9" office:value-type="string" calcext:value-type="string">
            <text:p>TMH</text:p>
          </table:table-cell>
          <table:table-cell table:style-name="ce20" office:value-type="float" office:value="441.75443" calcext:value-type="float">
            <text:p>441,8</text:p>
          </table:table-cell>
          <table:table-cell table:style-name="ce25" office:value-type="float" office:value="66.2631645" calcext:value-type="float">
            <text:p>66,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2" office:value-type="float" office:value="287739" calcext:value-type="float">
            <text:p>287739</text:p>
          </table:table-cell>
          <table:table-cell table:style-name="ce9"/>
          <table:table-cell table:style-name="ce9" office:value-type="string" calcext:value-type="string">
            <text:p>TCE</text:p>
          </table:table-cell>
          <table:table-cell table:style-name="ce20" office:value-type="float" office:value="201.45274" calcext:value-type="float">
            <text:p>201,5</text:p>
          </table:table-cell>
          <table:table-cell table:style-name="ce25" office:value-type="float" office:value="20.145274" calcext:value-type="float">
            <text:p>20,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4" office:value-type="float" office:value="287739" calcext:value-type="float">
            <text:p>287739</text:p>
          </table:table-cell>
          <table:table-cell table:style-name="ce10"/>
          <table:table-cell table:style-name="ce10" office:value-type="string" calcext:value-type="string">
            <text:p>PCE</text:p>
          </table:table-cell>
          <table:table-cell table:style-name="ce22" office:value-type="float" office:value="146.60916" calcext:value-type="float">
            <text:p>146,6</text:p>
          </table:table-cell>
          <table:table-cell table:style-name="ce27" office:value-type="float" office:value="21.991374" calcext:value-type="float">
            <text:p>22,0</text:p>
          </table:table-cell>
          <table:table-cell table:style-name="ce1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2" style:display-name="Normální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20_2_20_2" style:display-name="Normální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20_4" style:display-name="Normální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ysvětlující_20_text_20_2" style:display-name="Vysvětlující text 2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Šárka Maříková</meta:initial-creator>
    <meta:creation-date>2019-07-29T08:55:46</meta:creation-date>
    <dc:date>2019-08-20T10:26:02.717136823</dc:date>
    <meta:generator>LibreOffice/6.1.6.3$Linux_X86_64 LibreOffice_project/10$Build-3</meta:generator>
    <meta:editing-duration>PT8M57S</meta:editing-duration>
    <meta:editing-cycles>2</meta:editing-cycles>
    <meta:document-statistic meta:table-count="2" meta:cell-count="215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